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ac4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ac4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ac4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ac4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ac4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ac4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ac4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ac4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ac4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ac4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ac4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ac4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ac4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ac4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ac4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ac4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ac4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cía Valentina Gamboa Guaica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748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Gustavo Adolfo Cermeño Ram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2898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3.7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7" meta:non-whitespace-character-count="1009"/>
    <meta:template xlink:type="simple" xlink:actuate="onRequest" xlink:title="Normal" xlink:href=""/>
  </office:meta>
</office:document-meta>
</file>